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91000000592C276F4B.png"/>
  <manifest:file-entry manifest:media-type="image/png" manifest:full-path="Pictures/100002010000046B0000012226167250.png"/>
  <manifest:file-entry manifest:media-type="image/png" manifest:full-path="Pictures/1000020100000464000000DA52C3D4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atient Zero</text:p>
      <text:p text:style-name="Text_20_body">Ape Rakelocked</text:p>
      <text:p text:style-name="Text_20_body"><draw:frame draw:style-name="fr1" draw:name="grafika2" text:anchor-type="as-char" svg:width="17.59cm" svg:height="4.509cm" draw:z-index="1"><draw:image xlink:href="Pictures/100002010000046B0000012226167250.png" xlink:type="simple" xlink:show="embed" xlink:actuate="onLoad"/></draw:frame></text:p>
      <text:p text:style-name="Text_20_body">Mega spreader</text:p>
      <text:p text:style-name="Text_20_body">Zutthan Towerrecluses</text:p>
      <text:p text:style-name="Text_20_body"><draw:frame draw:style-name="fr1" draw:name="grafika1" text:anchor-type="as-char" svg:width="17.59cm" svg:height="3.41cm" draw:z-index="0"><draw:image xlink:href="Pictures/1000020100000464000000DA52C3D4D2.png" xlink:type="simple" xlink:show="embed" xlink:actuate="onLoad"/></draw:frame></text:p>
      <text:p text:style-name="Text_20_body"/>
      <text:p text:style-name="Text_20_body"><draw:frame draw:style-name="fr1" draw:name="grafika3" text:anchor-type="as-char" svg:width="17.385cm" svg:height="2.355cm" draw:z-index="2"><draw:image xlink:href="Pictures/1000020100000291000000592C276F4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svg:width="16.51cm" fo:min-height="0.041cm" text:anchor-type="as-char" svg:x="0.54cm" svg:y="-22.86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 Smith</meta:initial-creator>
    <meta:creation-date>2011-11-29T17:34:37</meta:creation-date>
    <dc:date>2023-02-17T21:56:34.84</dc:date>
    <dc:creator>Jakub </dc:creator>
    <meta:editing-duration>PT1H22M54S</meta:editing-duration>
    <meta:editing-cycles>8</meta:editing-cycles>
    <meta:generator>OpenOffice/4.1.13$Win32 OpenOffice.org_project/4113m1$Build-9810</meta:generator>
    <meta:document-statistic meta:table-count="0" meta:image-count="3" meta:object-count="0" meta:page-count="1" meta:paragraph-count="7" meta:word-count="8" meta:character-count="63"/>
  </office:meta>
</office:document-meta>
</file>